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line draw:z-index="0" draw:style-name="gr1" draw:text-style-name="P1" svg:x1="15.42mm" svg:y1="42.5mm" svg:x2="44.33mm" svg:y2="36.12mm">
            <text:p/>
          </draw:line>
          <draw:line draw:z-index="1" draw:style-name="gr1" draw:text-style-name="P1" svg:x1="14.87mm" svg:y1="44.36mm" svg:x2="44.05mm" svg:y2="60.03mm">
            <text:p/>
          </draw:line>
          <draw:line draw:z-index="2" draw:style-name="gr1" draw:text-style-name="P1" svg:x1="67.46mm" svg:y1="34.8mm" svg:x2="90.04mm" svg:y2="30.02mm">
            <text:p/>
          </draw:line>
          <draw:line draw:z-index="3" draw:style-name="gr1" draw:text-style-name="P1" svg:x1="67.46mm" svg:y1="35.33mm" svg:x2="89.48mm" svg:y2="40.91mm">
            <text:p/>
          </draw:line>
          <draw:line draw:z-index="4" draw:style-name="gr2" draw:text-style-name="P1" svg:x1="68.28mm" svg:y1="60.56mm" svg:x2="89.48mm" svg:y2="56.84mm">
            <text:p/>
          </draw:line>
          <draw:line draw:z-index="5" draw:style-name="gr1" draw:text-style-name="P1" svg:x1="67.45mm" svg:y1="63.02mm" svg:x2="90.58mm" svg:y2="69.92mm">
            <text:p/>
          </draw:line>
          <draw:line draw:z-index="6" draw:style-name="gr1" draw:text-style-name="P1" svg:x1="112.61mm" svg:y1="29.75mm" svg:x2="133.81mm" svg:y2="29.48mm">
            <text:p/>
          </draw:line>
          <draw:line draw:z-index="7" draw:style-name="gr1" draw:text-style-name="P1" svg:x1="113.47mm" svg:y1="55.95mm" svg:x2="134.67mm" svg:y2="55.68mm">
            <text:p/>
          </draw:line>
          <draw:line draw:z-index="8" draw:style-name="gr1" draw:text-style-name="P1" svg:x1="15.42mm" svg:y1="167.27mm" svg:x2="44.33mm" svg:y2="160.89mm">
            <text:p/>
          </draw:line>
          <draw:line draw:z-index="9" draw:style-name="gr1" draw:text-style-name="P1" svg:x1="14.87mm" svg:y1="170.13mm" svg:x2="44.05mm" svg:y2="185.8mm">
            <text:p/>
          </draw:line>
          <draw:line draw:z-index="10" draw:style-name="gr1" draw:text-style-name="P1" svg:x1="67.46mm" svg:y1="160.57mm" svg:x2="90.04mm" svg:y2="155.79mm">
            <text:p/>
          </draw:line>
          <draw:line draw:z-index="11" draw:style-name="gr1" draw:text-style-name="P1" svg:x1="67.46mm" svg:y1="161.1mm" svg:x2="89.48mm" svg:y2="166.68mm">
            <text:p/>
          </draw:line>
          <draw:line draw:z-index="12" draw:style-name="gr2" draw:text-style-name="P1" svg:x1="68.28mm" svg:y1="186.33mm" svg:x2="89.48mm" svg:y2="182.61mm">
            <text:p/>
          </draw:line>
          <draw:line draw:z-index="13" draw:style-name="gr1" draw:text-style-name="P1" svg:x1="67.45mm" svg:y1="188.79mm" svg:x2="90.58mm" svg:y2="195.69mm">
            <text:p/>
          </draw:line>
          <draw:line draw:z-index="14" draw:style-name="gr1" draw:text-style-name="P1" svg:x1="112.61mm" svg:y1="151.52mm" svg:x2="133.81mm" svg:y2="151.25mm">
            <text:p/>
          </draw:line>
          <draw:line draw:z-index="15" draw:style-name="gr1" draw:text-style-name="P1" svg:x1="113.47mm" svg:y1="178.72mm" svg:x2="134.67mm" svg:y2="178.45mm">
            <text:p/>
          </draw:line>
          <draw:line draw:z-index="16" draw:style-name="gr1" draw:text-style-name="P1" svg:x1="15.42mm" svg:y1="105.72mm" svg:x2="44.33mm" svg:y2="99.34mm">
            <text:p/>
          </draw:line>
          <draw:line draw:z-index="17" draw:style-name="gr1" draw:text-style-name="P1" svg:x1="14.87mm" svg:y1="107.58mm" svg:x2="44.05mm" svg:y2="123.25mm">
            <text:p/>
          </draw:line>
          <draw:line draw:z-index="18" draw:style-name="gr1" draw:text-style-name="P1" svg:x1="67.46mm" svg:y1="98.02mm" svg:x2="90.04mm" svg:y2="93.24mm">
            <text:p/>
          </draw:line>
          <draw:line draw:z-index="19" draw:style-name="gr1" draw:text-style-name="P1" svg:x1="67.46mm" svg:y1="98.55mm" svg:x2="89.48mm" svg:y2="104.13mm">
            <text:p/>
          </draw:line>
          <draw:line draw:z-index="20" draw:style-name="gr2" draw:text-style-name="P1" svg:x1="68.28mm" svg:y1="123.78mm" svg:x2="89.48mm" svg:y2="120.06mm">
            <text:p/>
          </draw:line>
          <draw:line draw:z-index="21" draw:style-name="gr1" draw:text-style-name="P1" svg:x1="67.45mm" svg:y1="126.24mm" svg:x2="90.58mm" svg:y2="133.14mm">
            <text:p/>
          </draw:line>
          <draw:line draw:z-index="22" draw:style-name="gr1" draw:text-style-name="P1" svg:x1="112.61mm" svg:y1="92.97mm" svg:x2="133.81mm" svg:y2="92.7mm">
            <text:p/>
          </draw:line>
          <draw:line draw:z-index="23" draw:style-name="gr1" draw:text-style-name="P1" svg:x1="113.47mm" svg:y1="119.17mm" svg:x2="134.67mm" svg:y2="118.9mm">
            <text:p/>
          </draw:line>
          <draw:path draw:z-index="24" draw:style-name="gr1" draw:text-style-name="P1" svg:width="26.29mm" svg:height="10.31mm" draw:transform="rotate (2.93110594579928) translate (48.2848152351966mm 97.9699564041518mm)" svg:viewBox="0 0 2630 1032" svg:d="M0 84c325 27 761 46 897 378 95 231 117 576 516 569 524-8 234-521 67-612-606-330 126-406 304-418 472-32 307 549 657 701l189 96">
            <text:p/>
          </draw:path>
          <draw:path draw:z-index="25" draw:style-name="gr1" draw:text-style-name="P1" svg:width="26.29mm" svg:height="10.31mm" draw:transform="rotate (2.93110594579928) translate (46.6448152351966mm 160.799956404152mm)" svg:viewBox="0 0 2630 1032" svg:d="M0 84c325 27 761 46 897 378 95 231 117 576 516 569 524-8 234-521 67-612-606-330 126-406 304-418 472-32 307 549 657 701l189 96">
            <text:p/>
          </draw:path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ursera 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Bayesian Stats week 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Therefore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Prior probability</text:p>
          </table:table-cell>
          <table:table-cell table:number-columns-repeated="2"/>
          <table:table-cell table:style-name="Default"/>
          <table:table-cell table:number-columns-repeated="9"/>
          <table:table-cell office:value-type="string" calcext:value-type="string">
            <text:p>posterior prob after 1t tes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(+ | HIV)</text:p>
          </table:table-cell>
          <table:table-cell/>
          <table:table-cell office:value-type="string" calcext:value-type="string">
            <text:p>P(HIV | +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P(HIV)</text:p>
          </table:table-cell>
          <table:table-cell office:value-type="string" calcext:value-type="string">
            <text:p>+</text:p>
          </table:table-cell>
          <table:table-cell table:style-name="ce1" table:formula="of:=0.93" office:value-type="float" office:value="0.93" calcext:value-type="float">
            <text:p>0.93</text:p>
          </table:table-cell>
          <table:table-cell/>
          <table:table-cell table:formula="of:=[.C8]*[.E7]" office:value-type="float" office:value="0.0013764" calcext:value-type="float">
            <text:p>0.00137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table:formula="of:=1.48/1000" office:value-type="float" office:value="0.00148" calcext:value-type="float">
            <text:p>0.00148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3"/>
          <table:table-cell table:style-name="Default"/>
          <table:table-cell office:value-type="string" calcext:value-type="string">
            <text:p>P(- | HIV)</text:p>
          </table:table-cell>
          <table:table-cell table:number-columns-repeated="3"/>
          <table:table-cell office:value-type="string" calcext:value-type="string">
            <text:p>P(HIV | + ) =</text:p>
          </table:table-cell>
          <table:table-cell table:style-name="ce5" office:value-type="string" calcext:value-type="string">
            <text:p>P(HIV and + )</text:p>
          </table:table-cell>
          <table:table-cell table:style-name="ce1" office:value-type="string" calcext:value-type="string">
            <text:p>=</text:p>
          </table:table-cell>
          <table:table-cell table:style-name="ce7" table:formula="of:=[.G7]" office:value-type="float" office:value="0.0013764" calcext:value-type="float" table:number-columns-spanned="2" table:number-rows-spanned="1">
            <text:p>0.0013764</text:p>
          </table:table-cell>
          <table:covered-table-cell/>
          <table:table-cell table:formula="of:=[.L9]/([.G7]+[.G13])" office:value-type="float" office:value="0.121144909167723" calcext:value-type="float">
            <text:p>0.1211449092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" table:formula="of:=1-[.E7]" office:value-type="float" office:value="0.07" calcext:value-type="float">
            <text:p>0.07</text:p>
          </table:table-cell>
          <table:table-cell table:number-columns-repeated="4"/>
          <table:table-cell table:style-name="ce1" office:value-type="string" calcext:value-type="string">
            <text:p>P( + )</text:p>
          </table:table-cell>
          <table:table-cell/>
          <table:table-cell table:style-name="ce8" office:value-type="string" calcext:value-type="string">
            <text:p>‘0.013764 <text:s text:c="2"/>+</text:p>
          </table:table-cell>
          <table:table-cell table:formula="of:=+  [.G13]" office:value-type="float" office:value="0.00998520000000001" calcext:value-type="float">
            <text:p>0.0099852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P(+ | no HIV)</text:p>
          </table:table-cell>
          <table:table-cell/>
          <table:table-cell office:value-type="string" calcext:value-type="string">
            <text:p>P(no HIV | + 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+</text:p>
          </table:table-cell>
          <table:table-cell table:style-name="ce1" table:formula="of:=1-[.E16]" office:value-type="float" office:value="0.01" calcext:value-type="float">
            <text:p>0.01</text:p>
          </table:table-cell>
          <table:table-cell/>
          <table:table-cell table:formula="of:=[.C14]*[.E13]" office:value-type="float" office:value="0.00998520000000001" calcext:value-type="float">
            <text:p>0.0099852</text:p>
          </table:table-cell>
          <table:table-cell/>
          <table:table-cell office:value-type="string" calcext:value-type="string">
            <text:p>P(no HIV | + ) <text:s/>=</text:p>
          </table:table-cell>
          <table:table-cell table:style-name="ce6" office:value-type="string" calcext:value-type="string">
            <text:p>P(no HIV | + )</text:p>
          </table:table-cell>
          <table:table-cell office:value-type="string" calcext:value-type="string">
            <text:p>=</text:p>
          </table:table-cell>
          <table:table-cell table:style-name="ce6" table:formula="of:=[.G13]" office:value-type="float" office:value="0.00998520000000001" calcext:value-type="float">
            <text:p>0.0099852</text:p>
          </table:table-cell>
          <table:table-cell/>
          <table:table-cell table:formula="of:=[.L13]/[.L14]" office:value-type="float" office:value="0.878855090832277" calcext:value-type="float">
            <text:p>0.8788550908</text:p>
          </table:table-cell>
        </table:table-row>
        <table:table-row table:style-name="ro1">
          <table:table-cell table:number-columns-repeated="2"/>
          <table:table-cell table:style-name="ce2" table:formula="of:=1-[.C8]" office:value-type="float" office:value="0.99852" calcext:value-type="float">
            <text:p>0.99852</text:p>
          </table:table-cell>
          <table:table-cell/>
          <table:table-cell table:style-name="ce1"/>
          <table:table-cell table:number-columns-repeated="4"/>
          <table:table-cell table:style-name="ce1" office:value-type="string" calcext:value-type="string">
            <text:p>P( + )</text:p>
          </table:table-cell>
          <table:table-cell/>
          <table:table-cell table:formula="of:=[.G13]+[.G7]" office:value-type="float" office:value="0.0113616" calcext:value-type="float">
            <text:p>0.01136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P(no HIV)</text:p>
          </table:table-cell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style-name="ce1" table:formula="of:=0.99" office:value-type="float" office:value="0.99" calcext:value-type="float">
            <text:p>0.99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P(- | no HIV)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probab updated with posterior from 1stage testing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P(+ | HIV)</text:p>
          </table:table-cell>
          <table:table-cell/>
          <table:table-cell office:value-type="string" calcext:value-type="string">
            <text:p>P(HIV | +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P(HIV)</text:p>
          </table:table-cell>
          <table:table-cell office:value-type="string" calcext:value-type="string">
            <text:p>+</text:p>
          </table:table-cell>
          <table:table-cell table:style-name="ce1" table:formula="of:=0.93" office:value-type="float" office:value="0.93" calcext:value-type="float">
            <text:p>0.93</text:p>
          </table:table-cell>
          <table:table-cell/>
          <table:table-cell table:formula="of:=[.C22]*[.E21]" office:value-type="float" office:value="0.112664765525982" calcext:value-type="float">
            <text:p>0.112664765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table:formula="of:=[.N9]" office:value-type="float" office:value="0.121144909167723" calcext:value-type="float">
            <text:p>0.1211449092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3"/>
          <table:table-cell table:style-name="Default"/>
          <table:table-cell office:value-type="string" calcext:value-type="string">
            <text:p>P(- | HIV)</text:p>
          </table:table-cell>
          <table:table-cell table:number-columns-repeated="3"/>
          <table:table-cell office:value-type="string" calcext:value-type="string">
            <text:p>P(HIV | + ) =</text:p>
          </table:table-cell>
          <table:table-cell table:style-name="ce5" office:value-type="string" calcext:value-type="string">
            <text:p>P(HIV and + )</text:p>
          </table:table-cell>
          <table:table-cell table:style-name="ce1" office:value-type="string" calcext:value-type="string">
            <text:p>=</text:p>
          </table:table-cell>
          <table:table-cell table:style-name="ce7" table:formula="of:=[.G21]" office:value-type="float" office:value="0.112664765525982" calcext:value-type="float" table:number-columns-spanned="2" table:number-rows-spanned="1">
            <text:p>0.1126647655</text:p>
          </table:table-cell>
          <table:covered-table-cell/>
          <table:table-cell table:formula="of:=[.L23]/([.G21]+[.G27])" office:value-type="float" office:value="0.927638444413524" calcext:value-type="float">
            <text:p>0.9276384444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" table:formula="of:=1-[.E21]" office:value-type="float" office:value="0.07" calcext:value-type="float">
            <text:p>0.07</text:p>
          </table:table-cell>
          <table:table-cell table:number-columns-repeated="4"/>
          <table:table-cell table:style-name="ce1" office:value-type="string" calcext:value-type="string">
            <text:p>P( + )</text:p>
          </table:table-cell>
          <table:table-cell/>
          <table:table-cell table:style-name="ce8" office:value-type="string" calcext:value-type="string">
            <text:p>‘0.013764 <text:s text:c="2"/>+</text:p>
          </table:table-cell>
          <table:table-cell table:formula="of:=+  [.G27]" office:value-type="float" office:value="0.00878855090832278" calcext:value-type="float">
            <text:p>0.008788550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P(+ | no HIV)</text:p>
          </table:table-cell>
          <table:table-cell/>
          <table:table-cell office:value-type="string" calcext:value-type="string">
            <text:p>P(no HIV | + 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+</text:p>
          </table:table-cell>
          <table:table-cell table:style-name="ce1" table:formula="of:=1-[.E30]" office:value-type="float" office:value="0.01" calcext:value-type="float">
            <text:p>0.01</text:p>
          </table:table-cell>
          <table:table-cell/>
          <table:table-cell table:formula="of:=[.C28]*[.E27]" office:value-type="float" office:value="0.00878855090832278" calcext:value-type="float">
            <text:p>0.0087885509</text:p>
          </table:table-cell>
          <table:table-cell/>
          <table:table-cell office:value-type="string" calcext:value-type="string">
            <text:p>P(no HIV | + ) <text:s/>=</text:p>
          </table:table-cell>
          <table:table-cell table:style-name="ce6" office:value-type="string" calcext:value-type="string">
            <text:p>P(no HIV | + )</text:p>
          </table:table-cell>
          <table:table-cell office:value-type="string" calcext:value-type="string">
            <text:p>=</text:p>
          </table:table-cell>
          <table:table-cell table:style-name="ce6" table:formula="of:=[.G27]" office:value-type="float" office:value="0.00878855090832278" calcext:value-type="float">
            <text:p>0.0087885509</text:p>
          </table:table-cell>
          <table:table-cell/>
          <table:table-cell table:formula="of:=[.L27]/[.L28]" office:value-type="float" office:value="0.0723615555864757" calcext:value-type="float">
            <text:p>0.0723615556</text:p>
          </table:table-cell>
        </table:table-row>
        <table:table-row table:style-name="ro1">
          <table:table-cell table:number-columns-repeated="2"/>
          <table:table-cell table:style-name="ce2" table:formula="of:=1-[.C22]" office:value-type="float" office:value="0.878855090832277" calcext:value-type="float">
            <text:p>0.8788550908</text:p>
          </table:table-cell>
          <table:table-cell/>
          <table:table-cell table:style-name="ce1"/>
          <table:table-cell table:number-columns-repeated="4"/>
          <table:table-cell table:style-name="ce1" office:value-type="string" calcext:value-type="string">
            <text:p>P( + )</text:p>
          </table:table-cell>
          <table:table-cell/>
          <table:table-cell table:formula="of:=[.G27]+[.G21]" office:value-type="float" office:value="0.121453316434305" calcext:value-type="float">
            <text:p>0.121453316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P(no HIV)</text:p>
          </table:table-cell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style-name="ce1" table:formula="of:=0.99" office:value-type="float" office:value="0.99" calcext:value-type="float">
            <text:p>0.99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P(- | no HIV)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probab updated with posterior from 2stage testing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P(+ | HIV)</text:p>
          </table:table-cell>
          <table:table-cell/>
          <table:table-cell office:value-type="string" calcext:value-type="string">
            <text:p>P(HIV | +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P(HIV)</text:p>
          </table:table-cell>
          <table:table-cell office:value-type="string" calcext:value-type="string">
            <text:p>+</text:p>
          </table:table-cell>
          <table:table-cell table:style-name="ce1" table:formula="of:=0.93" office:value-type="float" office:value="0.93" calcext:value-type="float">
            <text:p>0.93</text:p>
          </table:table-cell>
          <table:table-cell/>
          <table:table-cell table:formula="of:=[.C36]*[.E35]" office:value-type="float" office:value="0.862703753304578" calcext:value-type="float">
            <text:p>0.862703753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table:formula="of:=[.N23]" office:value-type="percentage" office:value="0.927638444413524" calcext:value-type="percentage">
            <text:p>92.76%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3"/>
          <table:table-cell table:style-name="Default"/>
          <table:table-cell office:value-type="string" calcext:value-type="string">
            <text:p>P(- | HIV)</text:p>
          </table:table-cell>
          <table:table-cell table:number-columns-repeated="3"/>
          <table:table-cell office:value-type="string" calcext:value-type="string">
            <text:p>P(HIV | + ) =</text:p>
          </table:table-cell>
          <table:table-cell table:style-name="ce5" office:value-type="string" calcext:value-type="string">
            <text:p>P(HIV and + )</text:p>
          </table:table-cell>
          <table:table-cell table:style-name="ce1" office:value-type="string" calcext:value-type="string">
            <text:p>=</text:p>
          </table:table-cell>
          <table:table-cell table:style-name="ce7" table:formula="of:=[.G35]" office:value-type="float" office:value="0.862703753304578" calcext:value-type="float" table:number-columns-spanned="2" table:number-rows-spanned="1">
            <text:p>0.8627037533</text:p>
          </table:table-cell>
          <table:covered-table-cell/>
          <table:table-cell table:formula="of:=[.L37]/([.G35]+[.G41])" office:value-type="float" office:value="0.999161926547661" calcext:value-type="float">
            <text:p>0.9991619265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" table:formula="of:=1-[.E35]" office:value-type="float" office:value="0.07" calcext:value-type="float">
            <text:p>0.07</text:p>
          </table:table-cell>
          <table:table-cell table:number-columns-repeated="4"/>
          <table:table-cell table:style-name="ce1" office:value-type="string" calcext:value-type="string">
            <text:p>P( + )</text:p>
          </table:table-cell>
          <table:table-cell/>
          <table:table-cell table:style-name="ce8" office:value-type="string" calcext:value-type="string">
            <text:p>‘0.013764 <text:s text:c="2"/>+</text:p>
          </table:table-cell>
          <table:table-cell table:formula="of:=+  [.G41]" office:value-type="float" office:value="0.000723615555864758" calcext:value-type="float">
            <text:p>0.000723615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P(+ | no HIV)</text:p>
          </table:table-cell>
          <table:table-cell/>
          <table:table-cell office:value-type="string" calcext:value-type="string">
            <text:p>P(no HIV | + 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+</text:p>
          </table:table-cell>
          <table:table-cell table:style-name="ce1" table:formula="of:=1-[.E44]" office:value-type="float" office:value="0.01" calcext:value-type="float">
            <text:p>0.01</text:p>
          </table:table-cell>
          <table:table-cell/>
          <table:table-cell table:formula="of:=[.C42]*[.E41]" office:value-type="float" office:value="0.000723615555864758" calcext:value-type="float">
            <text:p>0.0007236156</text:p>
          </table:table-cell>
          <table:table-cell/>
          <table:table-cell office:value-type="string" calcext:value-type="string">
            <text:p>P(no HIV | + ) <text:s/>=</text:p>
          </table:table-cell>
          <table:table-cell table:style-name="ce6" office:value-type="string" calcext:value-type="string">
            <text:p>P(no HIV | + )</text:p>
          </table:table-cell>
          <table:table-cell office:value-type="string" calcext:value-type="string">
            <text:p>=</text:p>
          </table:table-cell>
          <table:table-cell table:style-name="ce6" table:formula="of:=[.G41]" office:value-type="float" office:value="0.000723615555864758" calcext:value-type="float">
            <text:p>0.0007236156</text:p>
          </table:table-cell>
          <table:table-cell/>
          <table:table-cell table:formula="of:=[.L41]/[.L42]" office:value-type="float" office:value="0.000838073452338893" calcext:value-type="float">
            <text:p>0.0008380735</text:p>
          </table:table-cell>
        </table:table-row>
        <table:table-row table:style-name="ro1">
          <table:table-cell table:number-columns-repeated="2"/>
          <table:table-cell table:style-name="ce2" table:formula="of:=1-[.C36]" office:value-type="float" office:value="0.0723615555864757" calcext:value-type="float">
            <text:p>0.0723615556</text:p>
          </table:table-cell>
          <table:table-cell/>
          <table:table-cell table:style-name="ce1"/>
          <table:table-cell table:number-columns-repeated="4"/>
          <table:table-cell table:style-name="ce1" office:value-type="string" calcext:value-type="string">
            <text:p>P( + )</text:p>
          </table:table-cell>
          <table:table-cell/>
          <table:table-cell table:formula="of:=[.G41]+[.G35]" office:value-type="float" office:value="0.863427368860442" calcext:value-type="float">
            <text:p>0.86342736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P(no HIV)</text:p>
          </table:table-cell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style-name="ce1" table:formula="of:=0.99" office:value-type="float" office:value="0.99" calcext:value-type="float">
            <text:p>0.99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P(- | no HIV)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22:30:21.694259162</meta:creation-date>
    <dc:date>2017-01-13T23:27:25.277755038</dc:date>
    <meta:editing-duration>PT3M53S</meta:editing-duration>
    <meta:editing-cycles>2</meta:editing-cycles>
    <meta:generator>LibreOffice/5.1.4.2$Linux_X86_64 LibreOffice_project/10m0$Build-2</meta:generator>
    <meta:document-statistic meta:table-count="1" meta:cell-count="115" meta:object-count="26"/>
  </office:meta>
</office:document-meta>
</file>